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059f2" officeooo:paragraph-rsid="001059f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059f2" officeooo:paragraph-rsid="001059f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bed9" officeooo:paragraph-rsid="0011bed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059f2" officeooo:paragraph-rsid="001059f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1bed9" officeooo:paragraph-rsid="0011bed9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32aef" officeooo:paragraph-rsid="00132aef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44f25" officeooo:paragraph-rsid="00144f25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059f2" officeooo:paragraph-rsid="001059f2" style:font-weight-asian="normal" style:font-weight-complex="normal"/>
    </style:style>
    <style:style style:name="T1" style:family="text">
      <style:text-properties officeooo:rsid="0011bed9"/>
    </style:style>
    <style:style style:name="T2" style:family="text">
      <style:text-properties officeooo:rsid="00132aef"/>
    </style:style>
    <style:style style:name="T3" style:family="text">
      <style:text-properties officeooo:rsid="0015fb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et avancement du projet :</text:p>
      <text:p text:style-name="P2"/>
      <text:p text:style-name="P2">Jeudi 27/04/2017 : <text:span text:style-name="T3">(Pré-projet : Gaufre empoisonnée)</text:span></text:p>
      <text:p text:style-name="P4"><text:tab/>- Présentation du projet et du pré-projet.</text:p>
      <text:p text:style-name="P4"><text:tab/>- Constitution des groupes.</text:p>
      <text:p text:style-name="P4"><text:tab/>- Discussion sur l’architecture à adopter pour l’implémentation :</text:p>
      <text:p text:style-name="P4"><text:tab/><text:tab/>* Diagramme UML.</text:p>
      <text:p text:style-name="P4"><text:tab/><text:tab/>* Cahier de charge de l’IHM.</text:p>
      <text:p text:style-name="P4"><text:tab/><text:tab/>* Algorithmes qui génèrnet les coups à jouer par l’IA selon la difficul<text:span text:style-name="T1">té.</text:span></text:p>
      <text:p text:style-name="P4"><text:tab/><text:tab/>* <text:span text:style-name="T1">Etude de JavaFX.</text:span></text:p>
      <text:p text:style-name="P4"/>
      <text:p text:style-name="P3">Vendredi 28/04/2017 :</text:p>
      <text:p text:style-name="P5"><text:tab/>- <text:span text:style-name="T2">Essais avec JavaFX</text:span></text:p>
      <text:p text:style-name="P5"><text:tab/>- <text:span text:style-name="T2">Implémentation du jeu manuel, et des IA Facile-Moyenne et mise en place d’un affichage <text:tab/> <text:s text:c="2"/>textuel pour pouvoir tester avant la fin de l’affichage graphique.</text:span></text:p>
      <text:p text:style-name="P5"><text:tab/>- <text:span text:style-name="T2">Développement de l’interface graphique pour le jeu en JavaFX.</text:span></text:p>
      <text:p text:style-name="P6"><text:tab/>- Début de l’implémentation de l’algorithme MINIMAX pour l’IA dificile</text:p>
      <text:p text:style-name="P6"><text:tab/>- Codage de l’IHM</text:p>
      <text:p text:style-name="P6"/>
      <text:p text:style-name="P7">Mardi 2/5/2017 :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09:53:07.051700189</meta:creation-date>
    <meta:generator>LibreOffice/5.1.6.2$Linux_X86_64 LibreOffice_project/10m0$Build-2</meta:generator>
    <dc:date>2017-05-02T09:48:16.646333366</dc:date>
    <meta:editing-duration>PT17M55S</meta:editing-duration>
    <meta:editing-cycles>6</meta:editing-cycles>
    <meta:document-statistic meta:table-count="0" meta:image-count="0" meta:object-count="0" meta:page-count="1" meta:paragraph-count="16" meta:word-count="118" meta:character-count="737" meta:non-whitespace-character-count="615"/>
  </office:meta>
</office:document-meta>
</file>